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9.5cm" style:rel-column-width="32767*"/>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style>
    <style:style style:name="Tableau3.A" style:family="table-column">
      <style:table-column-properties style:column-width="9.5cm" style:rel-column-width="32767*"/>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19.001cm" style:rel-column-width="65534*"/>
    </style:style>
    <style:style style:name="Tableau4.A1" style:family="table-cell">
      <style:table-cell-properties fo:padding="0.097cm" fo:border="0.05pt solid #000000"/>
    </style:style>
    <style:style style:name="Tableau5" style:family="table">
      <style:table-properties style:width="19.001cm" table:align="margins"/>
    </style:style>
    <style:style style:name="Tableau5.A" style:family="table-column">
      <style:table-column-properties style:column-width="19.001cm" style:rel-column-width="65534*"/>
    </style:style>
    <style:style style:name="Tableau5.A1" style:family="table-cell">
      <style:table-cell-properties fo:padding="0.097cm" fo:border="0.05pt solid #000000"/>
    </style:style>
    <style:style style:name="P1" style:family="paragraph" style:parent-style-name="Heading_20_3">
      <style:text-properties officeooo:rsid="001d466b" officeooo:paragraph-rsid="001d466b"/>
    </style:style>
    <style:style style:name="P2" style:family="paragraph" style:parent-style-name="Heading_20_3">
      <style:text-properties officeooo:rsid="001d466b" officeooo:paragraph-rsid="001ea48a"/>
    </style:style>
    <style:style style:name="P3" style:family="paragraph" style:parent-style-name="Heading_20_4">
      <style:text-properties officeooo:rsid="001c5d6e" officeooo:paragraph-rsid="001c5d6e"/>
    </style:style>
    <style:style style:name="P4" style:family="paragraph" style:list-style-name="L1"/>
    <style:style style:name="P5" style:family="paragraph" style:list-style-name="L4"/>
    <style:style style:name="P6" style:family="paragraph" style:list-style-name="L3"/>
    <style:style style:name="P7" style:family="paragraph" style:list-style-name="L6"/>
    <style:style style:name="T1" style:family="text">
      <style:text-properties officeooo:rsid="001af547"/>
    </style:style>
    <style:style style:name="T2" style:family="text">
      <style:text-properties style:font-name="Ubuntu" fo:font-size="10pt" fo:font-style="italic" fo:font-weight="bold" officeooo:rsid="001af547" style:font-size-asian="9.94999980926514pt" style:font-style-asian="italic" style:font-weight-asian="bold" style:font-size-complex="11.3999996185303pt" style:font-style-complex="italic" style:font-weight-complex="bold"/>
    </style:style>
    <style:style style:name="T3" style:family="text">
      <style:text-properties style:font-name="Ubuntu" fo:font-size="10pt" officeooo:rsid="001af54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692cm" fo:text-indent="-0.635cm" fo:margin-left="1.6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7cm" fo:text-indent="-0.635cm" fo:margin-left="2.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2cm" fo:text-indent="-0.635cm" fo:margin-left="2.9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7cm" fo:text-indent="-0.635cm" fo:margin-left="3.5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2cm" fo:text-indent="-0.635cm" fo:margin-left="4.2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7cm" fo:text-indent="-0.635cm" fo:margin-left="4.8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2cm" fo:text-indent="-0.635cm" fo:margin-left="5.5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7cm" fo:text-indent="-0.635cm" fo:margin-left="6.1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2cm" fo:text-indent="-0.635cm" fo:margin-left="6.7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7cm" fo:text-indent="-0.635cm" fo:margin-left="7.407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h text:style-name="Heading_20_2" text:outline-level="2">Expérience professionnelle</text:h>
      <text:h text:style-name="Heading_20_3" text:outline-level="3">OCTO Technology</text:h>
      <text:h text:style-name="Heading_20_4" text:outline-level="4">De juin 2018 à aujourd’hui<text:tab/>Tech Lead<text:tab/>BNP Paribas BDDF<text:tab/>Mon Poste</text:h>
      <table:table table:name="Tableau1" table:style-name="Tableau1">
        <table:table-column table:style-name="Tableau1.A" table:number-columns-repeated="2"/>
        <table:table-row>
          <table:table-cell table:style-name="Tableau1.A1" table:number-columns-spanned="2" office:value-type="string">
            <text:p text:style-name="Standard">Mise en place d’une architecture Lambda (Batch et Streaming) destinée à transformer la données issue du Mainframe sous forme de modèle d’entreprise</text:p>
          </table:table-cell>
          <table:covered-table-cell/>
        </table:table-row>
        <table:table-row>
          <table:table-cell table:style-name="Tableau1.A2" office:value-type="string">
            <text:list xml:id="list3830520968" text:style-name="L1">
              <text:list-item>
                <text:p text:style-name="Standard">Définition des bonnes pratiques de développement</text:p>
                <text:list>
                  <text:list-item>
                    <text:p text:style-name="Standard">Méthodologie de développement</text:p>
                  </text:list-item>
                  <text:list-item>
                    <text:p text:style-name="Standard">Intégration continue</text:p>
                  </text:list-item>
                </text:list>
              </text:list-item>
              <text:list-item>
                <text:p text:style-name="Standard">Garant des rituels Agile (Daily, Rétro, etc.)</text:p>
              </text:list-item>
              <text:list-item>
                <text:p text:style-name="Standard">Organisation de la passation en vue de la TMA</text:p>
              </text:list-item>
              <text:list-item>
                <text:p text:style-name="Standard">Suivi de production</text:p>
              </text:list-item>
            </text:list>
          </table:table-cell>
          <table:table-cell table:style-name="Tableau1.B2" office:value-type="string">
            <text:list xml:id="list232556081183927" text:continue-numbering="true" text:style-name="L1">
              <text:list-item>
                <text:p text:style-name="Standard">Confluent Plateform</text:p>
              </text:list-item>
              <text:list-item>
                <text:p text:style-name="Standard">Akka Stream</text:p>
              </text:list-item>
              <text:list-item>
                <text:p text:style-name="Standard">Apache Spark</text:p>
              </text:list-item>
              <text:list-item>
                <text:p text:style-name="Standard">Scala</text:p>
              </text:list-item>
              <text:list-item>
                <text:p text:style-name="Standard">SBT et Maven</text:p>
              </text:list-item>
              <text:list-item>
                <text:p text:style-name="Standard">HDP 2.6</text:p>
              </text:list-item>
              <text:list-item>
                <text:p text:style-name="Standard">Hive</text:p>
              </text:list-item>
            </text:list>
          </table:table-cell>
        </table:table-row>
      </table:table>
      <text:h text:style-name="Heading_20_4" text:outline-level="4">De juin 2017 à juin 2018<text:tab/>Tech Lead<text:tab/>VSCT<text:tab/>COSMO</text:h>
      <table:table table:name="Tableau2" table:style-name="Tableau2">
        <table:table-column table:style-name="Tableau2.A" table:number-columns-repeated="2"/>
        <table:table-row>
          <table:table-cell table:style-name="Tableau2.A1" table:number-columns-spanned="2" office:value-type="string">
            <text:p text:style-name="Text_20_body">Refonte du Backend de l’application de contrôle des controleurs TGV et TER de la SNCF</text:p>
          </table:table-cell>
          <table:covered-table-cell/>
        </table:table-row>
        <table:table-row>
          <table:table-cell table:style-name="Tableau2.A2" office:value-type="string">
            <text:list xml:id="list2302209754" text:style-name="L4">
              <text:list-item>
                <text:p text:style-name="Standard">Participation à l’architecture CQRS orientée micro-services</text:p>
                <text:list>
                  <text:list-item>
                    <text:p text:style-name="Standard">Mise en place de connecteurs scalables et résilients</text:p>
                  </text:list-item>
                  <text:list-item>
                    <text:p text:style-name="Standard">Modélisation des évènements (prise en compte des montées de version, etc.)</text:p>
                  </text:list-item>
                </text:list>
              </text:list-item>
              <text:list-item>
                <text:p text:style-name="Standard">Harmonisation des méthodes de développement au sein des Feature Teams</text:p>
              </text:list-item>
              <text:list-item>
                <text:p text:style-name="Standard">Mise en place du monitoring avec alterting automatique</text:p>
              </text:list-item>
              <text:list-item>
                <text:p text:style-name="Standard">Suivi de production</text:p>
              </text:list-item>
            </text:list>
          </table:table-cell>
          <table:table-cell table:style-name="Tableau2.B2" office:value-type="string">
            <text:list xml:id="list232557131387766" text:continue-numbering="true" text:style-name="L4">
              <text:list-item>
                <text:p text:style-name="Standard">Scala 2.12 avec Maven</text:p>
              </text:list-item>
              <text:list-item>
                <text:p text:style-name="Standard">Apache ZooKeeper 3.4.12</text:p>
              </text:list-item>
              <text:list-item>
                <text:p text:style-name="Standard">Akka / Akka Stream 2.5.2</text:p>
              </text:list-item>
              <text:list-item>
                <text:p text:style-name="Standard">Akka HTTP 10.0.9</text:p>
              </text:list-item>
              <text:list-item>
                <text:p text:style-name="Standard">Apache Kafka 0.9.0</text:p>
              </text:list-item>
              <text:list-item>
                <text:p text:style-name="Standard">Méthode Agile (Daily Standup Meetings, Backlog Grooming, etc.)</text:p>
              </text:list-item>
            </text:list>
          </table:table-cell>
        </table:table-row>
      </table:table>
      <text:h text:style-name="Heading_20_4" text:outline-level="4">D’octobre 2016 à juin 2018<text:tab/>Développeur<text:tab/><text:span text:style-name="T2">CACIB</text:span><text:tab/>Framework MASAI</text:h>
      <table:table table:name="Tableau3" table:style-name="Tableau3">
        <table:table-column table:style-name="Tableau3.A" table:number-columns-repeated="2"/>
        <table:table-row>
          <table:table-cell table:style-name="Tableau3.A1" table:number-columns-spanned="2" office:value-type="string">
            <text:p text:style-name="Text_20_body">Développement d’un framework d’exploitation des données destiné à simplifier la génération et l’émission de rapports par les régulateurs dans le cadre réglementaire « Bâle IV »</text:p>
          </table:table-cell>
          <table:covered-table-cell/>
        </table:table-row>
        <table:table-row>
          <table:table-cell table:style-name="Tableau3.A2" office:value-type="string">
            <text:list xml:id="list4156511138" text:style-name="L3">
              <text:list-item>
                <text:p text:style-name="Standard">Création de module d’automatisation de tâches quotidiennes </text:p>
                <text:list>
                  <text:list-item>
                    <text:p text:style-name="Standard">Packaging et déploiement des applications</text:p>
                  </text:list-item>
                  <text:list-item>
                    <text:p text:style-name="Standard">Tests d’intégration des applications</text:p>
                  </text:list-item>
                  <text:list-item>
                    <text:p text:style-name="Standard">Propagation et versionning de la configuration entre les différents middlewares</text:p>
                  </text:list-item>
                </text:list>
              </text:list-item>
              <text:list-item>
                <text:p text:style-name="Standard">Gestion des cas d’erreur de manière automatisée</text:p>
              </text:list-item>
              <text:list-item>
                <text:p text:style-name="Standard">Intégration du linéage des données</text:p>
              </text:list-item>
            </text:list>
          </table:table-cell>
          <table:table-cell table:style-name="Tableau3.B2" office:value-type="string">
            <text:list xml:id="list1927967561" text:style-name="L6">
              <text:list-item>
                <text:p text:style-name="Table_20_Contents">Environnent sous HDP 2.5 avec Kerberos</text:p>
                <text:list>
                  <text:list-item>
                    <text:p text:style-name="Table_20_Contents">Hadoop</text:p>
                  </text:list-item>
                  <text:list-item>
                    <text:p text:style-name="Table_20_Contents">YARN</text:p>
                  </text:list-item>
                  <text:list-item>
                    <text:p text:style-name="Table_20_Contents">HDFS</text:p>
                  </text:list-item>
                </text:list>
              </text:list-item>
              <text:list-item>
                <text:p text:style-name="Table_20_Contents">Middlewares</text:p>
                <text:list>
                  <text:list-item>
                    <text:p text:style-name="Table_20_Contents">Apache Spark 1.6.1</text:p>
                  </text:list-item>
                  <text:list-item>
                    <text:p text:style-name="Table_20_Contents">Apache Kafka 0.9.0 / 0.10.0</text:p>
                  </text:list-item>
                  <text:list-item>
                    <text:p text:style-name="Table_20_Contents">Apache HBase 1.6.2</text:p>
                  </text:list-item>
                </text:list>
              </text:list-item>
              <text:list-item>
                <text:p text:style-name="Table_20_Contents">Développement avec Java 8 (et Maven)</text:p>
              </text:list-item>
              <text:list-item>
                <text:p text:style-name="Table_20_Contents">Déploiement avec Nexus et Jenkins</text:p>
              </text:list-item>
            </text:list>
          </table:table-cell>
        </table:table-row>
      </table:table>
      <text:h text:style-name="Heading_20_3" text:outline-level="3">StarClay</text:h>
      <text:h text:style-name="Heading_20_4" text:outline-level="4">De juin 2015 à octobre 2016<text:tab/>Tech Lead<text:tab/><text:span text:style-name="T1">Coliposte<text:tab/>SI Réactif</text:span></text:h>
      <table:table table:name="Tableau4" table:style-name="Tableau4">
        <table:table-column table:style-name="Tableau4.A"/>
        <table:table-row>
          <table:table-cell table:style-name="Tableau4.A1" office:value-type="string">
            <text:p text:style-name="Table_20_Contents"><text:span text:style-name="T3">Réalisation d’une feature </text:span>réactive s’inscrivant dans le cadre de la refonte du SI du Pôle Colis dont l’objectif est le scaling horizontal de la plateforme sur Azure / OVH lors de la période forte de l’année </text:p>
          </table:table-cell>
        </table:table-row>
      </table:table>
      <text:h text:style-name="P3" text:outline-level="4">D’avril 2012 à mai 2015</text:h>
      <table:table table:name="Tableau5" table:style-name="Tableau5">
        <table:table-column table:style-name="Tableau5.A"/>
        <table:table-row>
          <table:table-cell table:style-name="Tableau5.A1" office:value-type="string">
            <text:p text:style-name="Table_20_Contents">Système décisionnel reposant sur un datawarehouse des ordres et des exécutions réalisées par les automates de trading sur les marchés électroniques (Euronext, Xetra, etc.) et sur un ensemble de datamarts utilisés pour la visualisation et l'analyse des trades pour le front, middle et back-office</text:p>
          </table:table-cell>
        </table:table-row>
      </table:table>
      <text:h text:style-name="P1" text:outline-level="3">Publications</text:h>
      <text:h text:style-name="P2" text:outline-level="3">Compétences</text:h>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Normal"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fo:font-size="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0pt"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Environnement_20_technique" style:display-name="Environnement technique">
      <text:list-level-style-bullet text:level="1" text:style-name="Bullet_20_Symbols" text:bullet-char="▪">
        <style:list-level-properties text:list-level-position-and-space-mode="label-alignment" fo:text-align="center">
          <style:list-level-label-alignment text:label-followed-by="listtab" text:list-tab-stop-position="0.499cm" fo:text-indent="-0.249cm" fo:margin-left="0.499cm"/>
        </style:list-level-properties>
        <style:text-properties fo:font-family="OpenSymbol" style:font-style-name="Regular" style:font-charset="x-symbol"/>
      </text:list-level-style-bullet>
      <text:list-level-style-bullet text:level="2" text:style-name="Bullet_20_Symbols" text:bullet-char="">
        <style:list-level-properties text:list-level-position-and-space-mode="label-alignment" fo:text-align="center">
          <style:list-level-label-alignment text:label-followed-by="listtab" text:list-tab-stop-position="0.762cm" fo:text-indent="-0.254cm" fo:margin-left="1.016cm"/>
        </style:list-level-properties>
        <style:text-properties fo:font-family="OpenSymbol" style:font-style-name="Regular"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02T22:21:37.529149657</meta:creation-date>
    <dc:date>2019-09-02T23:25:55.125096191</dc:date>
    <meta:editing-duration>PT11M21S</meta:editing-duration>
    <meta:editing-cycles>8</meta:editing-cycles>
    <meta:generator>LibreOffice/6.3.0.4$Linux_X86_64 LibreOffice_project/30$Build-4</meta:generator>
    <meta:document-statistic meta:table-count="5" meta:image-count="0" meta:object-count="0" meta:page-count="1" meta:paragraph-count="56" meta:word-count="423" meta:character-count="2530" meta:non-whitespace-character-count="2202"/>
  </office:meta>
</office:document-meta>
</file>